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3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fo:background-color="#e2f0d9" style:diagonal-bl-tr="none" style:diagonal-tl-br="none" fo:border-left="none" fo:border-right="0.74pt solid #000000" style:rotation-align="none" fo:border-top="0.74pt solid #000000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8" style:family="table-cell" style:parent-style-name="Default">
      <style:table-cell-properties fo:border-bottom="none" fo:background-color="#e2f0d9" style:diagonal-bl-tr="none" style:diagonal-tl-br="none" fo:border-left="none" fo:border-right="0.74pt solid #000000" style:rotation-align="none" fo:border-top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6"/>
          <table:table-cell table:style-name="ce1" office:value-type="string" calcext:value-type="string">
            <text:p>F.O.</text:p>
          </table:table-cell>
          <table:table-cell table:style-name="ce6" table:formula="of:=SUMPRODUCT([.G12:.H12];[.G13:.H13])" office:value-type="float" office:value="0" calcext:value-type="float">
            <text:p>0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Restricción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PRODUCT([.G12:.H12];[.H17:.I17])" office:value-type="float" office:value="0" calcext:value-type="float">
            <text:p>0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5" office:value-type="string" calcext:value-type="string">
            <text:p>Restricción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SUMPRODUCT([.G12:.H12];[.H18:.I18])" office:value-type="float" office:value="0" calcext:value-type="float">
            <text:p>0</text:p>
          </table:table-cell>
          <table:table-cell table:style-name="ce13" office:value-type="float" office:value="1200" calcext:value-type="float">
            <text:p>1200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4" office:value-type="string" calcext:value-type="string">
            <text:p>Restricción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SUMPRODUCT([.G12:.H12];[.H19:.I19])" office:value-type="float" office:value="0" calcext:value-type="float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16373"/>
        </table:table-row>
        <table:named-expressions>
          <table:named-expression table:name="solver_acr" table:base-cell-address="$Hoja1.$A$1" table:expression="0"/>
          <table:named-range table:name="solver_adj" table:base-cell-address="$Hoja1.$A$1" table:cell-range-address=".$G$12:.$H$12"/>
          <table:named-expression table:name="solver_asr" table:base-cell-address="$Hoja1.$A$1" table:expression="0.5"/>
          <table:named-expression table:name="solver_ccoeff" table:base-cell-address="$Hoja1.$A$1" table:expression="0.729"/>
          <table:named-expression table:name="solver_cog" table:base-cell-address="$Hoja1.$A$1" table:expression="1.494"/>
          <table:named-expression table:name="solver_crpb" table:base-cell-address="$Hoja1.$A$1" table:expression="0.9"/>
          <table:named-expression table:name="solver_eng" table:base-cell-address="$Hoja1.$A$1" table:expression="3"/>
          <table:named-expression table:name="solver_enst" table:base-cell-address="$Hoja1.$A$1" table:expression="1"/>
          <table:named-expression table:name="solver_gvr" table:base-cell-address="$Hoja1.$A$1" table:expression="1"/>
          <table:named-expression table:name="solver_lcy" table:base-cell-address="$Hoja1.$A$1" table:expression="2000"/>
          <table:named-range table:name="solver_lhs1" table:base-cell-address="$Hoja1.$A$1" table:cell-range-address=".$J$17:.$J$19"/>
          <table:named-expression table:name="solver_lo_eng" table:base-cell-address="$Hoja1.$A$1" table:expression="&quot;com.sun.star.comp.Calc.NLPSolver.DEPSSolverImpl&quot;"/>
          <table:named-expression table:name="solver_mtpb" table:base-cell-address="$Hoja1.$A$1" table:expression="0"/>
          <table:named-expression table:name="solver_num" table:base-cell-address="$Hoja1.$A$1" table:expression="1"/>
          <table:named-range table:name="solver_opt" table:base-cell-address="$Hoja1.$A$1" table:cell-range-address=".$H$7"/>
          <table:named-expression table:name="solver_prng" table:base-cell-address="$Hoja1.$A$1" table:expression="0"/>
          <table:named-expression table:name="solver_rel1" table:base-cell-address="$Hoja1.$A$1" table:expression="1"/>
          <table:named-range table:name="solver_rhs1" table:base-cell-address="$Hoja1.$A$1" table:cell-range-address=".$K$17:.$K$19"/>
          <table:named-expression table:name="solver_rsp" table:base-cell-address="$Hoja1.$A$1" table:expression="0"/>
          <table:named-expression table:name="solver_slim" table:base-cell-address="$Hoja1.$A$1" table:expression="70"/>
          <table:named-expression table:name="solver_smax" table:base-cell-address="$Hoja1.$A$1" table:expression="0.5"/>
          <table:named-expression table:name="solver_smin" table:base-cell-address="$Hoja1.$A$1" table:expression="0.5"/>
          <table:named-expression table:name="solver_soc" table:base-cell-address="$Hoja1.$A$1" table:expression="1.494"/>
          <table:named-expression table:name="solver_ssz" table:base-cell-address="$Hoja1.$A$1" table:expression="70"/>
          <table:named-expression table:name="solver_stol" table:base-cell-address="$Hoja1.$A$1" table:expression="0.000001"/>
          <table:named-expression table:name="solver_typ" table:base-cell-address="$Hoja1.$A$1" table:expression="1"/>
          <table:named-expression table:name="solver_vrt" table:base-cell-address="$Hoja1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1:30:43.993141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itez</meta:initial-creator>
    <meta:creation-date>2023-10-26T07:34:21</meta:creation-date>
    <dc:date>2024-11-07T11:33:59.858606005</dc:date>
    <meta:generator>LibreOffice/24.2.6.2$Linux_X86_64 LibreOffice_project/420$Build-2</meta:generator>
    <meta:editing-duration>PT14M15S</meta:editing-duration>
    <meta:editing-cycles>5</meta:editing-cycles>
    <meta:document-statistic meta:table-count="1" meta:cell-count="23" meta:object-count="0"/>
    <meta:user-defined meta:name="AppVersion">16.0300</meta:user-defined>
  </office:meta>
</office:document-meta>
</file>